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3.86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>
      <style:graphic-properties draw:auto-grow-height="true" fo:min-height="3.506cm"/>
    </style:style>
    <style:style style:name="pr8" style:family="presentation" style:parent-style-name="lyt-aqua-subtitle">
      <style:graphic-properties draw:fill-color="#ffffff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T-Engine</text:p>
          </draw:text-box>
        </draw:frame>
        <draw:frame presentation:style-name="pr2" draw:text-style-name="P1" draw:layer="layout" svg:width="24.599cm" svg:height="11.501cm" svg:x="2cm" svg:y="5.5cm" presentation:class="subtitle" presentation:user-transformed="true">
          <draw:text-box>
            <text:p>Nicolas "DarkGod" Casalini</text:p>
            <text:p/>
            <text:p>A quick tour of T-Engine4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ass System</text:p>
          </draw:text-box>
        </draw:frame>
        <draw:frame presentation:style-name="pr5" draw:layer="layout" svg:width="24.599cm" svg:height="13.86cm" svg:x="2cm" svg:y="5.5cm" presentation:class="outline" presentation:user-transformed="true">
          <draw:text-box>
            <text:list text:style-name="L2">
              <text:list-item>
                <text:p>Allows for both “classic” class/interface/abstract class OO and also prototype OO</text:p>
              </text:list-item>
              <text:list-item>
                <text:p>The bulk of the TE4 API is made with optional classes, mostly nothing is forced on the dev, she/he can do as she/he wishes</text:p>
              </text:list-item>
              <text:list-item>
                <text:p>All classes are automatically serialisable. Savefiles use that property intensively; thus module makers nearly never have to care about sa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Very Generic Engine</text:p>
          </draw:text-box>
        </draw:frame>
        <draw:frame presentation:style-name="pr5" draw:layer="layout" svg:width="24.599cm" svg:height="13.86cm" svg:x="2cm" svg:y="5.5cm" presentation:class="outline">
          <draw:text-box>
            <text:list text:style-name="L2">
              <text:list-item>
                <text:p>TE4 provides many many tools and toys</text:p>
              </text:list-item>
              <text:list-item>
                <text:p>Yet imposes very few of them</text:p>
              </text:list-item>
              <text:list-item>
                <text:p>All truly “gameplay” systems are outside of the engine scope. Sometime it provides a basic implementation to speed-up module writing</text:p>
              </text:list-item>
              <text:list-item>
                <text:p>Provides UI “building blocks” to quickly make a simple UI. I.E: a log, hotkeys, map display, 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Very Generic Display Stack</text:p>
          </draw:text-box>
        </draw:frame>
        <draw:frame presentation:style-name="pr5" draw:layer="layout" svg:width="24.599cm" svg:height="13.86cm" svg:x="2cm" svg:y="5.5cm" presentation:class="outline" presentation:user-transformed="true">
          <draw:text-box>
            <text:list text:style-name="L2">
              <text:list-item>
                <text:p>Map with multiple Entities</text:p>
              </text:list-item>
              <text:list-item>
                <text:p>Entities with multiple MapObjects</text:p>
              </text:list-item>
              <text:list-item>
                <text:p>MOs with one texture, color info, shader, strech and position infos, visibility info, generic callback, attached particles, movement/“blur”</text:p>
              </text:list-item>
              <text:list-item>
                <text:p>MOs are placed inside a generic “map” object, which only has a grid of MOs per z-layers</text:p>
              </text:list-item>
              <text:list-item>
                <text:p>The C-code only knows MOs so even the Map code can be completely changed by mod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Very Generic Display Stack 2</text:p>
          </draw:text-box>
        </draw:frame>
        <draw:frame presentation:style-name="pr5" draw:layer="layout" svg:width="24.599cm" svg:height="13.86cm" svg:x="2cm" svg:y="5.5cm" presentation:class="outline">
          <draw:text-box>
            <text:list text:style-name="L2">
              <text:list-item>
                <text:p>The engine provides ways to load&amp;draw textures, text and quads</text:p>
              </text:list-item>
              <text:list-item>
                <text:p>Also provides FBOs and allows to attach shaders to them</text:p>
              </text:list-item>
              <text:list-item>
                <text:p>Modules usually use those to have a full-map FBO that lets them add red-corners for low life, grey-shading the world when stealthed, blurring it when confused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ntities: a class &amp; data mixup</text:p>
          </draw:text-box>
        </draw:frame>
        <draw:frame presentation:style-name="pr5" draw:layer="layout" svg:width="24.599cm" svg:height="14.661cm" svg:x="2cm" svg:y="5.5cm" presentation:class="outline" presentation:user-transformed="true">
          <draw:text-box>
            <text:list text:style-name="L2">
              <text:list-item>
                <text:p>Entities represent the core elements of the game: anything the player can interact with (NPC, the player itself, objects, projectiles, …)</text:p>
              </text:list-item>
              <text:list-item>
                <text:p>Very simple and shallow class tree</text:p>
              </text:list-item>
              <text:list-item>
                <text:p>Most properties come from the base class + data</text:p>
              </text:list-item>
              <text:list-item>
                <text:p>Complex data loader that allows “data inheritance”</text:p>
              </text:list-item>
              <text:list-item>
                <text:p>Any entity instance can override and of its class metho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Zones, load-on-demand</text:p>
          </draw:text-box>
        </draw:frame>
        <draw:frame presentation:style-name="pr5" draw:layer="layout" svg:width="24.599cm" svg:height="15.927cm" svg:x="2cm" svg:y="5.5cm" presentation:class="outline" presentation:user-transformed="true">
          <draw:text-box>
            <text:list text:style-name="L2">
              <text:list-item>
                <text:p>A zone is a collection of level, each level containing entities and a map. Worldmap, towns, forests, dungeons, .. are all zones</text:p>
              </text:list-item>
              <text:list-item>
                <text:p>A module never loads all npcs, objects, .. lists</text:p>
              </text:list-item>
              <text:list-item>
                <text:p>Instead each zones specify which they need. This also allows for some zones to have specific NPCs, Objects, … (imagine if you go to an other world)</text:p>
              </text:list-item>
              <text:list-item>
                <text:p>Multiple save modes (non-persistent, zone-wide, …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Addons</text:p>
          </draw:text-box>
        </draw:frame>
        <draw:frame presentation:style-name="pr5" draw:layer="layout" svg:width="24.599cm" svg:height="14.407cm" svg:x="2cm" svg:y="5.5cm" presentation:class="outline" presentation:user-transformed="true">
          <draw:text-box>
            <text:list text:style-name="L2">
              <text:list-item>
                <text:p>The engine provides automatic support for addons to all modules</text:p>
              </text:list-item>
              <text:list-item>
                <text:p>Addons can alter the module in three ways:</text:p>
                <text:list>
                  <text:list-item>
                    <text:p>“overload”: simply replace a file witth one of their own</text:p>
                  </text:list-item>
                  <text:list-item>
                    <text:p>“superload”: dynamically alter a class by rewriting some methods, his can stack between addons</text:p>
                  </text:list-item>
                  <text:list-item>
                    <text:p>“hook”: some places in the engine, and the module can fire triggers which can be hooked up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0">
        <draw:frame presentation:style-name="pr7" draw:layer="layout" svg:width="25.199cm" svg:height="3.506cm" svg:x="1.4cm" svg:y="0.837cm" presentation:class="title">
          <draw:text-box>
            <text:p>Let's have fun!</text:p>
          </draw:text-box>
        </draw:frame>
        <draw:frame presentation:style-name="pr8" draw:layer="layout" svg:width="24.599cm" svg:height="13.86cm" svg:x="2cm" svg:y="5.5cm" presentation:class="subtitle">
          <draw:text-box>
            <text:p>If there is interest while they record roguelike radio we can gather up behind a screen and make a very simple module.</text:p>
            <text:p/>
            <text:p>Oh and .. TE4EVER !!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dc:title>Blue Border</dc:title>
    <dc:description>Presentation Layout Template</dc:description>
    <meta:creation-date>2012-05-31T11:18:44</meta:creation-date>
    <dc:language>en-US</dc:language>
    <meta:editing-cycles>15</meta:editing-cycles>
    <meta:editing-duration>PT3H8M22S</meta:editing-duration>
    <meta:initial-creator>Nicolas Casalini</meta:initial-creator>
    <dc:date>2012-05-31T14:42:27</dc:date>
    <dc:creator>Nicolas Casalini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../usr/lib/libreoffice/basis3.3/share/template/layout/lyt-aqua.otp"/>
  </office:meta>
</office:document-meta>
</file>